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b7af" officeooo:paragraph-rsid="0010b7af"/>
    </style:style>
    <style:style style:name="P2" style:family="paragraph" style:parent-style-name="Standard">
      <style:text-properties fo:color="#c9211e" officeooo:rsid="0010b7af" officeooo:paragraph-rsid="0010b7af"/>
    </style:style>
    <style:style style:name="P3" style:family="paragraph" style:parent-style-name="Standard">
      <style:text-properties fo:color="#c9211e" officeooo:rsid="0011cb1d" officeooo:paragraph-rsid="0011cb1d"/>
    </style:style>
    <style:style style:name="P4" style:family="paragraph" style:parent-style-name="Standard">
      <style:text-properties fo:color="#c9211e" officeooo:rsid="0011cb1d" officeooo:paragraph-rsid="00132b4c"/>
    </style:style>
    <style:style style:name="P5" style:family="paragraph" style:parent-style-name="Standard">
      <style:text-properties fo:color="#000000" officeooo:rsid="0011cb1d" officeooo:paragraph-rsid="0011cb1d"/>
    </style:style>
    <style:style style:name="P6" style:family="paragraph" style:parent-style-name="Standard">
      <style:text-properties fo:color="#000000" officeooo:rsid="00132b4c" officeooo:paragraph-rsid="00132b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sign goals</text:p>
      <text:p text:style-name="P1"/>
      <text:p text:style-name="P1"><text:s/>Rogue-likes are a slow burn. They provide a consistent set of rules with risk/reward game-play which requires persistence on the part of the player to be successful. Rogue-likes are easy to learn, but difficult to master. The permanent nature of death in a rogue-like allows death to provide a fresh starting point for players. For this reason, as a player gets better at the game, they are able to delve deeper into the content and experience increasing difficult challenges. After the first few attempts, a player should understand the basic mechanics and expectations the game has for the player.</text:p>
      <text:p text:style-name="P1"/>
      <text:p text:style-name="P2">Number of floors</text:p>
      <text:p text:style-name="P1"/>
      <text:p text:style-name="P1">Many rogue-likes follow the 50 floor pattern with branches that can be completed for optional rewards. I don’t think this game needs to be that long however. I think a strong focus should be placed on providing interesting challenges over a long dungeon delving experience. Considering the setting is an office building, the size can be considered extremely variable.</text:p>
      <text:p text:style-name="P1"/>
      <text:p text:style-name="P3">Possible Enemies</text:p>
      <text:p text:style-name="P3"/>
      <text:p text:style-name="P5">Interns</text:p>
      <text:p text:style-name="P6">Office Worker</text:p>
      <text:p text:style-name="P5"/>
      <text:p text:style-name="P3">Possible items</text:p>
      <text:p text:style-name="P3"/>
      <text:p text:style-name="P5">Coffee</text:p>
      <text:p text:style-name="P5"/>
      <text:p text:style-name="P4">Possible Bosses</text:p>
      <text:p text:style-name="P6"/>
      <text:p text:style-name="P6">Karen</text:p>
      <text:p text:style-name="P6">Middle Manager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7T20:56:51.957000000</meta:creation-date>
    <dc:date>2020-01-24T19:07:48.269000000</dc:date>
    <meta:editing-duration>P6DT21H22M18S</meta:editing-duration>
    <meta:editing-cycles>1</meta:editing-cycles>
    <meta:document-statistic meta:table-count="0" meta:image-count="0" meta:object-count="0" meta:page-count="1" meta:paragraph-count="12" meta:word-count="176" meta:character-count="1085" meta:non-whitespace-character-count="920"/>
    <meta:generator>LibreOffice/6.3.3.2$Windows_X86_64 LibreOffice_project/a64200df03143b798afd1ec74a12ab50359878ed</meta:generator>
  </office:meta>
</office:document-meta>
</file>